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835in" fo:margin-left="0in" fo:margin-right="0.02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2-04-15T23:17:51</meta:creation-date>
    <dc:date>2012-04-15T23:37:05</dc:date>
    <dc:creator>Nicole </dc:creator>
    <meta:editing-duration>PT19M15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